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516cm" fo:min-width="0.816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cm" svg:stroke-color="#ffffff" draw:marker-start-width="0.295cm" draw:marker-end="Arrow" draw:marker-end-width="0.18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ffffff"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ffffff"/>
    </style:style>
    <style:style style:name="T1" style:family="text">
      <style:text-properties fo:color="#ffffff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1.35cm" svg:height="0.8cm" svg:x="1.4cm" svg:y="0.12cm">
          <text:p text:style-name="P1"><text:span text:style-name="T1">E</text:span><text:span text:style-name="T1">N</text:span><text:span text:style-name="T1">C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0.52cm" svg:x2="1.38cm" svg:y2="0.52cm">
          <text:p/>
        </draw:line>
        <draw:g>
          <svg:title>TexMaths</svg:title>
          <svg:desc>18§display§u_i§svg§600§TRUE§</svg:desc>
          <draw:polygon draw:style-name="gr3" draw:text-style-name="P4" draw:layer="layout" svg:width="0.543cm" svg:height="0.367cm" svg:x="0.502cm" svg:y="0.009cm" svg:viewBox="0 0 544 368" draw:points="271,368 0,368 0,0 544,0 544,368">
            <text:p/>
          </draw:polygon>
          <draw:path draw:style-name="gr4" draw:text-style-name="P5" draw:layer="layout" svg:width="0.327cm" svg:height="0.287cm" svg:x="0.521cm" svg:y="0.002cm" svg:viewBox="0 0 328 288" svg:d="M205 245c7 27 29 43 56 43 22 0 38-15 48-35 10-23 19-62 19-63 0-6-6-6-8-6-7 0-7 2-10 12-8 34-20 77-47 77-13 0-19-7-19-28 0-15 7-43 11-67l19-69c2-8 7-33 10-43 3-14 10-39 10-42 0-11-8-17-18-17-3 0-21 0-25 22-13 47-40 158-48 191-1 3-26 53-73 53-32 0-39-28-39-51 0-36 17-87 35-130 7-19 10-27 10-40 0-29-21-52-52-52-61 0-84 92-84 98s6 6 7 6c7 0 7 0 10-12 16-55 41-78 65-78 6 0 16 0 16 21 0 15-7 34-11 43-24 63-36 102-36 134 0 60 43 76 77 76 42 0 65-29 77-43z">
            <text:p/>
          </draw:path>
          <draw:path draw:style-name="gr4" draw:text-style-name="P5" draw:layer="layout" svg:width="0.135cm" svg:height="0.298cm" svg:x="0.886cm" svg:y="0.083cm" svg:viewBox="0 0 136 299" svg:d="M124 17c0-7-6-17-17-17-13 0-26 12-26 24 0 8 6 18 19 18s24-13 24-25zM33 243c-3 6-4 10-4 19 0 20 17 37 42 37 46 0 65-62 65-67 0-6-6-6-8-6-5 0-5 3-8 7-10 36-31 53-48 53-9 0-10-5-10-15s3-18 7-28c5-13 9-24 15-36 3-10 18-52 21-56 2-4 3-10 3-14 0-22-19-38-43-38-45 0-65 61-65 68 0 6 6 6 7 6 7 0 7-3 9-7 11-39 32-55 47-55 8 0 12 4 12 16 0 10-3 17-14 44z">
            <text:p/>
          </draw:path>
        </draw:g>
        <draw:g>
          <svg:title>TexMaths</svg:title>
          <svg:desc>18§display§c_i§svg§600§TRUE§</svg:desc>
          <draw:polygon draw:style-name="gr3" draw:text-style-name="P4" draw:layer="layout" svg:width="0.453cm" svg:height="0.367cm" svg:x="3.003cm" svg:y="0.007cm" svg:viewBox="0 0 454 368" draw:points="228,368 0,368 0,0 454,0 454,368">
            <text:p/>
          </draw:polygon>
          <draw:path draw:style-name="gr4" draw:text-style-name="P5" draw:layer="layout" svg:width="0.247cm" svg:height="0.287cm" svg:x="3.029cm" svg:y="0cm" svg:viewBox="0 0 248 288" svg:d="M226 39c-10 0-18 0-29 10-10 9-11 20-11 24 0 15 11 22 24 22 19 0 36-14 36-40 0-32-30-55-76-55-85 0-170 91-170 180 0 57 37 108 104 108 91 0 144-68 144-75 0-4-4-9-7-9-5 0-5 2-9 8-50 61-120 61-128 61-39 0-56-30-56-69 0-26 13-87 34-126 19-36 55-64 90-64 21 0 46 8 54 25z">
            <text:p/>
          </draw:path>
          <draw:path draw:style-name="gr4" draw:text-style-name="P5" draw:layer="layout" svg:width="0.134cm" svg:height="0.298cm" svg:x="3.298cm" svg:y="0.081cm" svg:viewBox="0 0 135 299" svg:d="M124 17c0-7-6-17-17-17-13 0-26 12-26 24 0 8 5 18 18 18s25-13 25-25zM33 243c-3 6-4 10-4 19 0 20 17 37 42 37 46 0 64-61 64-67s-5-6-7-6c-5 0-5 3-8 7-10 36-31 53-48 53-9 0-10-5-10-15s3-18 7-28c5-13 9-24 15-36 2-10 18-52 21-56 2-4 3-10 3-14 0-22-19-38-43-38-45 0-65 61-65 68 0 6 6 6 7 6 7 0 7-3 9-7 11-39 32-55 47-55 8 0 12 4 12 16 0 10-3 17-14 44z">
            <text:p/>
          </draw:path>
        </draw:g>
        <draw:line draw:style-name="gr2" draw:text-style-name="P3" draw:layer="layout" svg:x1="2.75cm" svg:y1="0.52cm" svg:x2="4.13cm" svg:y2="0.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2cm" fo:page-height="1cm" style:print-orientation="portrait"/>
    </style:page-layout>
    <style:style style:name="Mdp1" style:family="drawing-page">
      <style:drawing-page-properties draw:background-size="border" draw:fill="none" draw:fill-color="#729fcf" draw:opacity="0%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23:05:41.787864086</meta:creation-date>
    <dc:date>2018-01-02T12:25:51.557128485</dc:date>
    <meta:editing-duration>PT1H1M20S</meta:editing-duration>
    <meta:editing-cycles>23</meta:editing-cycles>
    <meta:generator>LibreOffice/5.4.4.2$Linux_X86_64 LibreOffice_project/40m0$Build-2</meta:generator>
    <meta:document-statistic meta:object-count="11"/>
  </office:meta>
</office:document-meta>
</file>